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</office:font-face-decls>
  <office:automatic-styles>
    <style:style style:name="P1" style:family="paragraph" style:parent-style-name="Standard">
      <style:text-properties officeooo:rsid="000697e6" officeooo:paragraph-rsid="000697e6"/>
    </style:style>
    <style:style style:name="P2" style:family="paragraph" style:parent-style-name="Standard">
      <style:text-properties officeooo:rsid="00078717" officeooo:paragraph-rsid="00078717"/>
    </style:style>
    <style:style style:name="P3" style:family="paragraph" style:parent-style-name="Standard">
      <style:text-properties officeooo:rsid="00092d18" officeooo:paragraph-rsid="00092d18"/>
    </style:style>
    <style:style style:name="P4" style:family="paragraph" style:parent-style-name="Standard">
      <style:text-properties style:text-underline-style="none" officeooo:rsid="000697e6" officeooo:paragraph-rsid="000697e6"/>
    </style:style>
    <style:style style:name="P5" style:family="paragraph" style:parent-style-name="Standard">
      <style:text-properties style:text-underline-style="none" officeooo:rsid="00078717" officeooo:paragraph-rsid="00078717"/>
    </style:style>
    <style:style style:name="P6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long-dash" style:text-underline-width="auto" style:text-underline-color="font-color"/>
    </style:style>
    <style:style style:name="gr1" style:family="graphic">
      <style:graphic-properties draw:marker-start="" draw:marker-end="Arrow_20_shor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marker-start="" draw:marker-end="Arrow_20_shor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marker-start="Arrow_20_short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CALIDAD (<text:span text:style-name="T1">código</text:span>, nombre)</text:p>
      <text:p text:style-name="P1"><draw:line text:anchor-type="paragraph" draw:z-index="0" draw:name="Línea 1" draw:style-name="gr4" draw:text-style-name="P6" svg:x1="6.603cm" svg:y1="0.467cm" svg:x2="3.276cm" svg:y2="0.09cm"><text:p/></draw:line></text:p>
      <text:p text:style-name="P1"><draw:line text:anchor-type="paragraph" draw:z-index="1" draw:name="Línea 2" draw:style-name="gr5" draw:text-style-name="P6" svg:x1="2.869cm" svg:y1="0.489cm" svg:x2="2.611cm" svg:y2="1.17cm"><text:p/></draw:line>HOSPITAL (<text:span text:style-name="T1">nombre</text:span><text:span text:style-name="T2">, descripción, </text:span><text:span text:style-name="T3">código</text:span><text:span text:style-name="T2">)</text:span></text:p>
      <text:p text:style-name="P4"/>
      <text:p text:style-name="P3"><text:span text:style-name="T2">PLANTA (</text:span><text:span text:style-name="T3">nombre</text:span><text:span text:style-name="T2">, </text:span><text:span text:style-name="T1">número</text:span><text:span text:style-name="T2">, función)</text:span></text:p>
      <text:p text:style-name="P4"/>
      <text:p text:style-name="P1"><draw:line text:anchor-type="paragraph" draw:z-index="5" draw:name="Línea 6" draw:style-name="gr1" draw:text-style-name="P6" svg:x1="7.859cm" svg:y1="1.042cm" svg:x2="3.276cm" svg:y2="0.467cm"><text:p/></draw:line><text:span text:style-name="T2">MÉDICO (</text:span><text:span text:style-name="T1">código</text:span><text:span text:style-name="T2">, nombre, apellidos, especialidad)</text:span></text:p>
      <text:p text:style-name="P4"><draw:line text:anchor-type="paragraph" draw:z-index="2" draw:name="Línea 3" draw:style-name="gr4" draw:text-style-name="P6" svg:x1="5.468cm" svg:y1="0.52cm" svg:x2="2.792cm" svg:y2="0.081cm"><text:p/></draw:line></text:p>
      <text:p text:style-name="P2"><draw:line text:anchor-type="paragraph" draw:z-index="4" draw:name="Línea 5" draw:style-name="gr2" draw:text-style-name="P6" svg:x1="7.796cm" svg:y1="0.933cm" svg:x2="7.858cm" svg:y2="0.026cm"><text:p/></draw:line><text:span text:style-name="T2">MÉDICOENFORMACIÓN (</text:span><text:span text:style-name="T3">código</text:span><text:span text:style-name="T2">, año)</text:span></text:p>
      <text:p text:style-name="P5"><draw:line text:anchor-type="paragraph" draw:z-index="3" draw:name="Línea 4" draw:style-name="gr3" draw:text-style-name="P6" svg:x1="5.408cm" svg:y1="0.487cm" svg:x2="7.796cm" svg:y2="0.425cm"><text:p/></draw:line></text:p>
      <text:p text:style-name="P2"><text:span text:style-name="T2">MÉDICOESPECIALISTA (</text:span><text:span text:style-name="T3">código</text:span><text:span text:style-name="T2">)</text:span></text:p>
      <text:p text:style-name="P4"/>
      <text:p text:style-name="P1"><text:span text:style-name="T2">PACIENTE (</text:span><text:span text:style-name="T1">número</text:span><text:span text:style-name="T2">, nombre, apellido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</office:font-face-decls>
  <office:styles>
    <draw:marker draw:name="Arrow" svg:viewBox="0 0 20 20" svg:d="M0 20l10-20 10 20z"/>
    <draw:marker draw:name="Arrow_20_short" draw:display-name="Arrow short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s" fo:country="E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s" fo:country="E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13:07:41.381418841</meta:creation-date>
    <meta:editing-duration>PT5M20S</meta:editing-duration>
    <meta:editing-cycles>3</meta:editing-cycles>
    <meta:generator>LibreOffice/7.2.3.2$Linux_X86_64 LibreOffice_project/20$Build-2</meta:generator>
    <dc:date>2021-11-30T13:13:00.431477816</dc:date>
    <meta:document-statistic meta:table-count="0" meta:image-count="0" meta:object-count="0" meta:page-count="1" meta:paragraph-count="7" meta:word-count="25" meta:character-count="238" meta:non-whitespace-character-count="220"/>
  </office:meta>
</office:document-meta>
</file>